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>
            <draw:frame draw:z-index="0" draw:style-name="gr1" draw:text-style-name="P1" svg:width="20.401cm" svg:height="11.475cm" svg:x="0cm" svg:y="0cm">
              <draw:object draw:notify-on-update-of-ranges="Tabelle1.B1:Tabelle1.B1 Tabelle1.B2:Tabelle1.B27 Tabelle1.C1:Tabelle1.C1 Tabelle1.C2:Tabelle1.C27 Tabelle1.D1:Tabelle1.D1 Tabelle1.D2:Tabelle1.D27 Tabelle1.E1:Tabelle1.E1 Tabelle1.E2:Tabelle1.E27 Tabelle1.F1:Tabelle1.F1 Tabelle1.F2:Tabelle1.F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HashTestPre</text:p>
          </table:table-cell>
          <table:table-cell office:value-type="string" calcext:value-type="string">
            <text:p>ArrayTest</text:p>
          </table:table-cell>
          <table:table-cell office:value-type="string" calcext:value-type="string">
            <text:p>HashTestPost</text:p>
          </table:table-cell>
          <table:table-cell office:value-type="string" calcext:value-type="string">
            <text:p>ArrayOp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IF([HashTestPre.F$1:HashTestPre.F$1048576];&quot;=&quot;&amp;[.B2];[HashTestPre.E$1:HashTestPre.E$1048576])" office:value-type="float" office:value="0.0008" calcext:value-type="float">
            <text:p>0,0008</text:p>
          </table:table-cell>
          <table:table-cell table:formula="of:=AVERAGEIF([ArrayTest.F$1:ArrayTest.F$1048576];&quot;=&quot;&amp;[.B2];[ArrayTest.E$1:ArrayTest.E$1048576])" office:value-type="float" office:value="0.0021" calcext:value-type="float">
            <text:p>0,0021</text:p>
          </table:table-cell>
          <table:table-cell table:formula="of:=AVERAGEIF([HashTestPost.F$1:HashTestPost.F$1048576];&quot;=&quot;&amp;[.B2];[HashTestPost.E$1:HashTestPost.E$1048576])" office:value-type="float" office:value="0.0018" calcext:value-type="float">
            <text:p>0,0018</text:p>
          </table:table-cell>
          <table:table-cell table:formula="of:=AVERAGEIF([ArrayOpt.F$1:ArrayOpt.F$1048576];&quot;=&quot;&amp;[.B2];[ArrayOpt.E$1:ArrayOpt.E$1048576])" office:value-type="float" office:value="0.0019" calcext:value-type="float">
            <text:p>0,00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IF([HashTestPre.F$1:HashTestPre.F$1048576];&quot;=&quot;&amp;[.B3];[HashTestPre.E$1:HashTestPre.E$1048576])" office:value-type="float" office:value="0.0002" calcext:value-type="float">
            <text:p>0,0002</text:p>
          </table:table-cell>
          <table:table-cell table:formula="of:=AVERAGEIF([ArrayTest.F$1:ArrayTest.F$1048576];&quot;=&quot;&amp;[.B3];[ArrayTest.E$1:ArrayTest.E$1048576])" office:value-type="float" office:value="0.000433333333333333" calcext:value-type="float">
            <text:p>0,000433333333333333</text:p>
          </table:table-cell>
          <table:table-cell table:formula="of:=AVERAGEIF([HashTestPost.F$1:HashTestPost.F$1048576];&quot;=&quot;&amp;[.B3];[HashTestPost.E$1:HashTestPost.E$1048576])" office:value-type="float" office:value="0.0004" calcext:value-type="float">
            <text:p>0,0004</text:p>
          </table:table-cell>
          <table:table-cell table:formula="of:=AVERAGEIF([ArrayOpt.F$1:ArrayOpt.F$1048576];&quot;=&quot;&amp;[.B3];[ArrayOpt.E$1:ArrayOpt.E$1048576])" office:value-type="float" office:value="0.0004" calcext:value-type="float">
            <text:p>0,00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VERAGEIF([HashTestPre.F$1:HashTestPre.F$1048576];&quot;=&quot;&amp;[.B4];[HashTestPre.E$1:HashTestPre.E$1048576])" office:value-type="float" office:value="0.000166666666666667" calcext:value-type="float">
            <text:p>0,000166666666666667</text:p>
          </table:table-cell>
          <table:table-cell table:formula="of:=AVERAGEIF([ArrayTest.F$1:ArrayTest.F$1048576];&quot;=&quot;&amp;[.B4];[ArrayTest.E$1:ArrayTest.E$1048576])" office:value-type="float" office:value="0.000266666666666667" calcext:value-type="float">
            <text:p>0,000266666666666667</text:p>
          </table:table-cell>
          <table:table-cell table:formula="of:=AVERAGEIF([HashTestPost.F$1:HashTestPost.F$1048576];&quot;=&quot;&amp;[.B4];[HashTestPost.E$1:HashTestPost.E$1048576])" office:value-type="float" office:value="0.000466666666666667" calcext:value-type="float">
            <text:p>0,000466666666666667</text:p>
          </table:table-cell>
          <table:table-cell table:formula="of:=AVERAGEIF([ArrayOpt.F$1:ArrayOpt.F$1048576];&quot;=&quot;&amp;[.B4];[ArrayOpt.E$1:ArrayOpt.E$1048576])" office:value-type="float" office:value="0.000266666666666667" calcext:value-type="float">
            <text:p>0,000266666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IF([HashTestPre.F$1:HashTestPre.F$1048576];&quot;=&quot;&amp;[.B5];[HashTestPre.E$1:HashTestPre.E$1048576])" office:value-type="float" office:value="0.00002" calcext:value-type="float">
            <text:p>0,00002</text:p>
          </table:table-cell>
          <table:table-cell table:formula="of:=AVERAGEIF([ArrayTest.F$1:ArrayTest.F$1048576];&quot;=&quot;&amp;[.B5];[ArrayTest.E$1:ArrayTest.E$1048576])" office:value-type="float" office:value="0.00016" calcext:value-type="float">
            <text:p>0,00016</text:p>
          </table:table-cell>
          <table:table-cell table:formula="of:=AVERAGEIF([HashTestPost.F$1:HashTestPost.F$1048576];&quot;=&quot;&amp;[.B5];[HashTestPost.E$1:HashTestPost.E$1048576])" office:value-type="float" office:value="0.0002" calcext:value-type="float">
            <text:p>0,0002</text:p>
          </table:table-cell>
          <table:table-cell table:formula="of:=AVERAGEIF([ArrayOpt.F$1:ArrayOpt.F$1048576];&quot;=&quot;&amp;[.B5];[ArrayOpt.E$1:ArrayOpt.E$1048576])" office:value-type="float" office:value="0.0003" calcext:value-type="float">
            <text:p>0,00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VERAGEIF([HashTestPre.F$1:HashTestPre.F$1048576];&quot;=&quot;&amp;[.B6];[HashTestPre.E$1:HashTestPre.E$1048576])" office:value-type="float" office:value="0.0001" calcext:value-type="float">
            <text:p>0,0001</text:p>
          </table:table-cell>
          <table:table-cell table:formula="of:=AVERAGEIF([ArrayTest.F$1:ArrayTest.F$1048576];&quot;=&quot;&amp;[.B6];[ArrayTest.E$1:ArrayTest.E$1048576])" office:value-type="float" office:value="0.000233333333333333" calcext:value-type="float">
            <text:p>0,000233333333333333</text:p>
          </table:table-cell>
          <table:table-cell table:formula="of:=AVERAGEIF([HashTestPost.F$1:HashTestPost.F$1048576];&quot;=&quot;&amp;[.B6];[HashTestPost.E$1:HashTestPost.E$1048576])" office:value-type="float" office:value="0.000416666666666667" calcext:value-type="float">
            <text:p>0,000416666666666667</text:p>
          </table:table-cell>
          <table:table-cell table:formula="of:=AVERAGEIF([ArrayOpt.F$1:ArrayOpt.F$1048576];&quot;=&quot;&amp;[.B6];[ArrayOpt.E$1:ArrayOpt.E$1048576])" office:value-type="float" office:value="0.000283333333333333" calcext:value-type="float">
            <text:p>0,0002833333333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AVERAGEIF([HashTestPre.F$1:HashTestPre.F$1048576];&quot;=&quot;&amp;[.B7];[HashTestPre.E$1:HashTestPre.E$1048576])" office:value-type="float" office:value="0.000266666666666667" calcext:value-type="float">
            <text:p>0,000266666666666667</text:p>
          </table:table-cell>
          <table:table-cell table:formula="of:=AVERAGEIF([ArrayTest.F$1:ArrayTest.F$1048576];&quot;=&quot;&amp;[.B7];[ArrayTest.E$1:ArrayTest.E$1048576])" office:value-type="float" office:value="0.0003" calcext:value-type="float">
            <text:p>0,0003</text:p>
          </table:table-cell>
          <table:table-cell table:formula="of:=AVERAGEIF([HashTestPost.F$1:HashTestPost.F$1048576];&quot;=&quot;&amp;[.B7];[HashTestPost.E$1:HashTestPost.E$1048576])" office:value-type="float" office:value="0.000366666666666667" calcext:value-type="float">
            <text:p>0,000366666666666667</text:p>
          </table:table-cell>
          <table:table-cell table:formula="of:=AVERAGEIF([ArrayOpt.F$1:ArrayOpt.F$1048576];&quot;=&quot;&amp;[.B7];[ArrayOpt.E$1:ArrayOpt.E$1048576])" office:value-type="float" office:value="0.0003" calcext:value-type="float">
            <text:p>0,000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IF([HashTestPre.F$1:HashTestPre.F$1048576];&quot;=&quot;&amp;[.B8];[HashTestPre.E$1:HashTestPre.E$1048576])" office:value-type="float" office:value="0.00002" calcext:value-type="float">
            <text:p>0,00002</text:p>
          </table:table-cell>
          <table:table-cell table:formula="of:=AVERAGEIF([ArrayTest.F$1:ArrayTest.F$1048576];&quot;=&quot;&amp;[.B8];[ArrayTest.E$1:ArrayTest.E$1048576])" office:value-type="float" office:value="0.0003" calcext:value-type="float">
            <text:p>0,0003</text:p>
          </table:table-cell>
          <table:table-cell table:formula="of:=AVERAGEIF([HashTestPost.F$1:HashTestPost.F$1048576];&quot;=&quot;&amp;[.B8];[HashTestPost.E$1:HashTestPost.E$1048576])" office:value-type="float" office:value="0.00022" calcext:value-type="float">
            <text:p>0,00022</text:p>
          </table:table-cell>
          <table:table-cell table:formula="of:=AVERAGEIF([ArrayOpt.F$1:ArrayOpt.F$1048576];&quot;=&quot;&amp;[.B8];[ArrayOpt.E$1:ArrayOpt.E$1048576])" office:value-type="float" office:value="0.00022" calcext:value-type="float">
            <text:p>0,000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AVERAGEIF([HashTestPre.F$1:HashTestPre.F$1048576];&quot;=&quot;&amp;[.B9];[HashTestPre.E$1:HashTestPre.E$1048576])" office:value-type="float" office:value="0.000242857142857143" calcext:value-type="float">
            <text:p>0,000242857142857143</text:p>
          </table:table-cell>
          <table:table-cell table:formula="of:=AVERAGEIF([ArrayTest.F$1:ArrayTest.F$1048576];&quot;=&quot;&amp;[.B9];[ArrayTest.E$1:ArrayTest.E$1048576])" office:value-type="float" office:value="0.000242857142857143" calcext:value-type="float">
            <text:p>0,000242857142857143</text:p>
          </table:table-cell>
          <table:table-cell table:formula="of:=AVERAGEIF([HashTestPost.F$1:HashTestPost.F$1048576];&quot;=&quot;&amp;[.B9];[HashTestPost.E$1:HashTestPost.E$1048576])" office:value-type="float" office:value="0.0004" calcext:value-type="float">
            <text:p>0,0004</text:p>
          </table:table-cell>
          <table:table-cell table:formula="of:=AVERAGEIF([ArrayOpt.F$1:ArrayOpt.F$1048576];&quot;=&quot;&amp;[.B9];[ArrayOpt.E$1:ArrayOpt.E$1048576])" office:value-type="float" office:value="0.000328571428571429" calcext:value-type="float">
            <text:p>0,0003285714285714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VERAGEIF([HashTestPre.F$1:HashTestPre.F$1048576];&quot;=&quot;&amp;[.B10];[HashTestPre.E$1:HashTestPre.E$1048576])" office:value-type="float" office:value="0.00015" calcext:value-type="float">
            <text:p>0,00015</text:p>
          </table:table-cell>
          <table:table-cell table:formula="of:=AVERAGEIF([ArrayTest.F$1:ArrayTest.F$1048576];&quot;=&quot;&amp;[.B10];[ArrayTest.E$1:ArrayTest.E$1048576])" office:value-type="float" office:value="0.00005" calcext:value-type="float">
            <text:p>0,00005</text:p>
          </table:table-cell>
          <table:table-cell table:formula="of:=AVERAGEIF([HashTestPost.F$1:HashTestPost.F$1048576];&quot;=&quot;&amp;[.B10];[HashTestPost.E$1:HashTestPost.E$1048576])" office:value-type="float" office:value="0.0002" calcext:value-type="float">
            <text:p>0,0002</text:p>
          </table:table-cell>
          <table:table-cell table:formula="of:=AVERAGEIF([ArrayOpt.F$1:ArrayOpt.F$1048576];&quot;=&quot;&amp;[.B10];[ArrayOpt.E$1:ArrayOpt.E$1048576])" office:value-type="float" office:value="0.00015" calcext:value-type="float">
            <text:p>0,000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VERAGEIF([HashTestPre.F$1:HashTestPre.F$1048576];&quot;=&quot;&amp;[.B11];[HashTestPre.E$1:HashTestPre.E$1048576])" office:value-type="float" office:value="0.000175" calcext:value-type="float">
            <text:p>0,000175</text:p>
          </table:table-cell>
          <table:table-cell table:formula="of:=AVERAGEIF([ArrayTest.F$1:ArrayTest.F$1048576];&quot;=&quot;&amp;[.B11];[ArrayTest.E$1:ArrayTest.E$1048576])" office:value-type="float" office:value="0.000225" calcext:value-type="float">
            <text:p>0,000225</text:p>
          </table:table-cell>
          <table:table-cell table:formula="of:=AVERAGEIF([HashTestPost.F$1:HashTestPost.F$1048576];&quot;=&quot;&amp;[.B11];[HashTestPost.E$1:HashTestPost.E$1048576])" office:value-type="float" office:value="0.0002" calcext:value-type="float">
            <text:p>0,0002</text:p>
          </table:table-cell>
          <table:table-cell table:formula="of:=AVERAGEIF([ArrayOpt.F$1:ArrayOpt.F$1048576];&quot;=&quot;&amp;[.B11];[ArrayOpt.E$1:ArrayOpt.E$1048576])" office:value-type="float" office:value="0.000225" calcext:value-type="float">
            <text:p>0,0002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AVERAGEIF([HashTestPre.F$1:HashTestPre.F$1048576];&quot;=&quot;&amp;[.B12];[HashTestPre.E$1:HashTestPre.E$1048576])" office:value-type="float" office:value="0.000625" calcext:value-type="float">
            <text:p>0,000625</text:p>
          </table:table-cell>
          <table:table-cell table:formula="of:=AVERAGEIF([ArrayTest.F$1:ArrayTest.F$1048576];&quot;=&quot;&amp;[.B12];[ArrayTest.E$1:ArrayTest.E$1048576])" office:value-type="float" office:value="0.00055" calcext:value-type="float">
            <text:p>0,00055</text:p>
          </table:table-cell>
          <table:table-cell table:formula="of:=AVERAGEIF([HashTestPost.F$1:HashTestPost.F$1048576];&quot;=&quot;&amp;[.B12];[HashTestPost.E$1:HashTestPost.E$1048576])" office:value-type="float" office:value="0.0007" calcext:value-type="float">
            <text:p>0,0007</text:p>
          </table:table-cell>
          <table:table-cell table:formula="of:=AVERAGEIF([ArrayOpt.F$1:ArrayOpt.F$1048576];&quot;=&quot;&amp;[.B12];[ArrayOpt.E$1:ArrayOpt.E$1048576])" office:value-type="float" office:value="0.00055" calcext:value-type="float">
            <text:p>0,0005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AVERAGEIF([HashTestPre.F$1:HashTestPre.F$1048576];&quot;=&quot;&amp;[.B13];[HashTestPre.E$1:HashTestPre.E$1048576])" office:value-type="float" office:value="0.00153333333333333" calcext:value-type="float">
            <text:p>0,00153333333333333</text:p>
          </table:table-cell>
          <table:table-cell table:formula="of:=AVERAGEIF([ArrayTest.F$1:ArrayTest.F$1048576];&quot;=&quot;&amp;[.B13];[ArrayTest.E$1:ArrayTest.E$1048576])" office:value-type="float" office:value="0.00136666666666667" calcext:value-type="float">
            <text:p>0,00136666666666667</text:p>
          </table:table-cell>
          <table:table-cell table:formula="of:=AVERAGEIF([HashTestPost.F$1:HashTestPost.F$1048576];&quot;=&quot;&amp;[.B13];[HashTestPost.E$1:HashTestPost.E$1048576])" office:value-type="float" office:value="0.001" calcext:value-type="float">
            <text:p>0,001</text:p>
          </table:table-cell>
          <table:table-cell table:formula="of:=AVERAGEIF([ArrayOpt.F$1:ArrayOpt.F$1048576];&quot;=&quot;&amp;[.B13];[ArrayOpt.E$1:ArrayOpt.E$1048576])" office:value-type="float" office:value="0.000733333333333333" calcext:value-type="float">
            <text:p>0,0007333333333333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IF([HashTestPre.F$1:HashTestPre.F$1048576];&quot;=&quot;&amp;[.B14];[HashTestPre.E$1:HashTestPre.E$1048576])" office:value-type="float" office:value="0.00116666666666667" calcext:value-type="float">
            <text:p>0,00116666666666667</text:p>
          </table:table-cell>
          <table:table-cell table:formula="of:=AVERAGEIF([ArrayTest.F$1:ArrayTest.F$1048576];&quot;=&quot;&amp;[.B14];[ArrayTest.E$1:ArrayTest.E$1048576])" office:value-type="float" office:value="0.0007" calcext:value-type="float">
            <text:p>0,0007</text:p>
          </table:table-cell>
          <table:table-cell table:formula="of:=AVERAGEIF([HashTestPost.F$1:HashTestPost.F$1048576];&quot;=&quot;&amp;[.B14];[HashTestPost.E$1:HashTestPost.E$1048576])" office:value-type="float" office:value="0.000933333333333333" calcext:value-type="float">
            <text:p>0,000933333333333333</text:p>
          </table:table-cell>
          <table:table-cell table:formula="of:=AVERAGEIF([ArrayOpt.F$1:ArrayOpt.F$1048576];&quot;=&quot;&amp;[.B14];[ArrayOpt.E$1:ArrayOpt.E$1048576])" office:value-type="float" office:value="0.000833333333333333" calcext:value-type="float">
            <text:p>0,00083333333333333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AVERAGEIF([HashTestPre.F$1:HashTestPre.F$1048576];&quot;=&quot;&amp;[.B15];[HashTestPre.E$1:HashTestPre.E$1048576])" office:value-type="float" office:value="0.158325" calcext:value-type="float">
            <text:p>0,158325</text:p>
          </table:table-cell>
          <table:table-cell table:formula="of:=AVERAGEIF([ArrayTest.F$1:ArrayTest.F$1048576];&quot;=&quot;&amp;[.B15];[ArrayTest.E$1:ArrayTest.E$1048576])" office:value-type="float" office:value="0.026225" calcext:value-type="float">
            <text:p>0,026225</text:p>
          </table:table-cell>
          <table:table-cell table:formula="of:=AVERAGEIF([HashTestPost.F$1:HashTestPost.F$1048576];&quot;=&quot;&amp;[.B15];[HashTestPost.E$1:HashTestPost.E$1048576])" office:value-type="float" office:value="0.046725" calcext:value-type="float">
            <text:p>0,046725</text:p>
          </table:table-cell>
          <table:table-cell table:formula="of:=AVERAGEIF([ArrayOpt.F$1:ArrayOpt.F$1048576];&quot;=&quot;&amp;[.B15];[ArrayOpt.E$1:ArrayOpt.E$1048576])" office:value-type="float" office:value="0.02725" calcext:value-type="float">
            <text:p>0,027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VERAGEIF([HashTestPre.F$1:HashTestPre.F$1048576];&quot;=&quot;&amp;[.B16];[HashTestPre.E$1:HashTestPre.E$1048576])" office:value-type="float" office:value="0.052925" calcext:value-type="float">
            <text:p>0,052925</text:p>
          </table:table-cell>
          <table:table-cell table:formula="of:=AVERAGEIF([ArrayTest.F$1:ArrayTest.F$1048576];&quot;=&quot;&amp;[.B16];[ArrayTest.E$1:ArrayTest.E$1048576])" office:value-type="float" office:value="0.007075" calcext:value-type="float">
            <text:p>0,007075</text:p>
          </table:table-cell>
          <table:table-cell table:formula="of:=AVERAGEIF([HashTestPost.F$1:HashTestPost.F$1048576];&quot;=&quot;&amp;[.B16];[HashTestPost.E$1:HashTestPost.E$1048576])" office:value-type="float" office:value="0.005575" calcext:value-type="float">
            <text:p>0,005575</text:p>
          </table:table-cell>
          <table:table-cell table:formula="of:=AVERAGEIF([ArrayOpt.F$1:ArrayOpt.F$1048576];&quot;=&quot;&amp;[.B16];[ArrayOpt.E$1:ArrayOpt.E$1048576])" office:value-type="float" office:value="0.0039" calcext:value-type="float">
            <text:p>0,003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AVERAGEIF([HashTestPre.F$1:HashTestPre.F$1048576];&quot;=&quot;&amp;[.B17];[HashTestPre.E$1:HashTestPre.E$1048576])" office:value-type="float" office:value="16.519175" calcext:value-type="float">
            <text:p>16,519175</text:p>
          </table:table-cell>
          <table:table-cell table:formula="of:=AVERAGEIF([ArrayTest.F$1:ArrayTest.F$1048576];&quot;=&quot;&amp;[.B17];[ArrayTest.E$1:ArrayTest.E$1048576])" office:value-type="float" office:value="3.186525" calcext:value-type="float">
            <text:p>3,186525</text:p>
          </table:table-cell>
          <table:table-cell table:formula="of:=AVERAGEIF([HashTestPost.F$1:HashTestPost.F$1048576];&quot;=&quot;&amp;[.B17];[HashTestPost.E$1:HashTestPost.E$1048576])" office:value-type="float" office:value="3.5743" calcext:value-type="float">
            <text:p>3,5743</text:p>
          </table:table-cell>
          <table:table-cell table:formula="of:=AVERAGEIF([ArrayOpt.F$1:ArrayOpt.F$1048576];&quot;=&quot;&amp;[.B17];[ArrayOpt.E$1:ArrayOpt.E$1048576])" office:value-type="float" office:value="3.143525" calcext:value-type="float">
            <text:p>3,14352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AVERAGEIF([HashTestPre.F$1:HashTestPre.F$1048576];&quot;=&quot;&amp;[.B18];[HashTestPre.E$1:HashTestPre.E$1048576])" office:value-type="float" office:value="0.1701" calcext:value-type="float">
            <text:p>0,1701</text:p>
          </table:table-cell>
          <table:table-cell table:formula="of:=AVERAGEIF([ArrayTest.F$1:ArrayTest.F$1048576];&quot;=&quot;&amp;[.B18];[ArrayTest.E$1:ArrayTest.E$1048576])" office:value-type="float" office:value="0.0253" calcext:value-type="float">
            <text:p>0,0253</text:p>
          </table:table-cell>
          <table:table-cell table:formula="of:=AVERAGEIF([HashTestPost.F$1:HashTestPost.F$1048576];&quot;=&quot;&amp;[.B18];[HashTestPost.E$1:HashTestPost.E$1048576])" office:value-type="float" office:value="0.0215" calcext:value-type="float">
            <text:p>0,0215</text:p>
          </table:table-cell>
          <table:table-cell table:formula="of:=AVERAGEIF([ArrayOpt.F$1:ArrayOpt.F$1048576];&quot;=&quot;&amp;[.B18];[ArrayOpt.E$1:ArrayOpt.E$1048576])" office:value-type="float" office:value="0.0165" calcext:value-type="float">
            <text:p>0,016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AVERAGEIF([HashTestPre.F$1:HashTestPre.F$1048576];&quot;=&quot;&amp;[.B19];[HashTestPre.E$1:HashTestPre.E$1048576])" office:value-type="float" office:value="28.4732" calcext:value-type="float">
            <text:p>28,4732</text:p>
          </table:table-cell>
          <table:table-cell table:formula="of:=AVERAGEIF([ArrayTest.F$1:ArrayTest.F$1048576];&quot;=&quot;&amp;[.B19];[ArrayTest.E$1:ArrayTest.E$1048576])" office:value-type="float" office:value="13.69735" calcext:value-type="float">
            <text:p>13,69735</text:p>
          </table:table-cell>
          <table:table-cell table:formula="of:=AVERAGEIF([HashTestPost.F$1:HashTestPost.F$1048576];&quot;=&quot;&amp;[.B19];[HashTestPost.E$1:HashTestPost.E$1048576])" office:value-type="float" office:value="12.3409" calcext:value-type="float">
            <text:p>12,3409</text:p>
          </table:table-cell>
          <table:table-cell table:formula="of:=AVERAGEIF([ArrayOpt.F$1:ArrayOpt.F$1048576];&quot;=&quot;&amp;[.B19];[ArrayOpt.E$1:ArrayOpt.E$1048576])" office:value-type="float" office:value="6.1091" calcext:value-type="float">
            <text:p>6,109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AVERAGEIF([HashTestPre.F$1:HashTestPre.F$1048576];&quot;=&quot;&amp;[.B20];[HashTestPre.E$1:HashTestPre.E$1048576])" office:value-type="float" office:value="29.4192" calcext:value-type="float">
            <text:p>29,4192</text:p>
          </table:table-cell>
          <table:table-cell table:formula="of:=AVERAGEIF([ArrayTest.F$1:ArrayTest.F$1048576];&quot;=&quot;&amp;[.B20];[ArrayTest.E$1:ArrayTest.E$1048576])" office:value-type="float" office:value="29.42685" calcext:value-type="float">
            <text:p>29,42685</text:p>
          </table:table-cell>
          <table:table-cell table:formula="of:=AVERAGEIF([HashTestPost.F$1:HashTestPost.F$1048576];&quot;=&quot;&amp;[.B20];[HashTestPost.E$1:HashTestPost.E$1048576])" office:value-type="float" office:value="30" calcext:value-type="float">
            <text:p>30</text:p>
          </table:table-cell>
          <table:table-cell table:formula="of:=AVERAGEIF([ArrayOpt.F$1:ArrayOpt.F$1048576];&quot;=&quot;&amp;[.B20];[ArrayOpt.E$1:ArrayOpt.E$1048576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IF([HashTestPre.F$1:HashTestPre.F$1048576];&quot;=&quot;&amp;[.B21];[HashTestPre.E$1:HashTestPre.E$1048576])" office:value-type="float" office:value="26.7279" calcext:value-type="float">
            <text:p>26,7279</text:p>
          </table:table-cell>
          <table:table-cell table:formula="of:=AVERAGEIF([ArrayTest.F$1:ArrayTest.F$1048576];&quot;=&quot;&amp;[.B21];[ArrayTest.E$1:ArrayTest.E$1048576])" office:value-type="float" office:value="16.9848" calcext:value-type="float">
            <text:p>16,9848</text:p>
          </table:table-cell>
          <table:table-cell table:formula="of:=AVERAGEIF([HashTestPost.F$1:HashTestPost.F$1048576];&quot;=&quot;&amp;[.B21];[HashTestPost.E$1:HashTestPost.E$1048576])" office:value-type="float" office:value="11.4467" calcext:value-type="float">
            <text:p>11,4467</text:p>
          </table:table-cell>
          <table:table-cell table:formula="of:=AVERAGEIF([ArrayOpt.F$1:ArrayOpt.F$1048576];&quot;=&quot;&amp;[.B21];[ArrayOpt.E$1:ArrayOpt.E$1048576])" office:value-type="float" office:value="8.8348" calcext:value-type="float">
            <text:p>8,834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AVERAGEIF([HashTestPre.F$1:HashTestPre.F$1048576];&quot;=&quot;&amp;[.B22];[HashTestPre.E$1:HashTestPre.E$1048576])" office:value-type="float" office:value="30" calcext:value-type="float">
            <text:p>30</text:p>
          </table:table-cell>
          <table:table-cell table:formula="of:=AVERAGEIF([ArrayTest.F$1:ArrayTest.F$1048576];&quot;=&quot;&amp;[.B22];[ArrayTest.E$1:ArrayTest.E$1048576])" office:value-type="float" office:value="30" calcext:value-type="float">
            <text:p>30</text:p>
          </table:table-cell>
          <table:table-cell table:formula="of:=AVERAGEIF([HashTestPost.F$1:HashTestPost.F$1048576];&quot;=&quot;&amp;[.B22];[HashTestPost.E$1:HashTestPost.E$1048576])" office:value-type="float" office:value="30" calcext:value-type="float">
            <text:p>30</text:p>
          </table:table-cell>
          <table:table-cell table:formula="of:=AVERAGEIF([ArrayOpt.F$1:ArrayOpt.F$1048576];&quot;=&quot;&amp;[.B22];[ArrayOpt.E$1:ArrayOpt.E$1048576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AVERAGEIF([HashTestPre.F$1:HashTestPre.F$1048576];&quot;=&quot;&amp;[.B23];[HashTestPre.E$1:HashTestPre.E$1048576])" office:value-type="float" office:value="30" calcext:value-type="float">
            <text:p>30</text:p>
          </table:table-cell>
          <table:table-cell table:formula="of:=AVERAGEIF([ArrayTest.F$1:ArrayTest.F$1048576];&quot;=&quot;&amp;[.B23];[ArrayTest.E$1:ArrayTest.E$1048576])" office:value-type="float" office:value="30" calcext:value-type="float">
            <text:p>30</text:p>
          </table:table-cell>
          <table:table-cell table:formula="of:=AVERAGEIF([HashTestPost.F$1:HashTestPost.F$1048576];&quot;=&quot;&amp;[.B23];[HashTestPost.E$1:HashTestPost.E$1048576])" office:value-type="float" office:value="30" calcext:value-type="float">
            <text:p>30</text:p>
          </table:table-cell>
          <table:table-cell table:formula="of:=AVERAGEIF([ArrayOpt.F$1:ArrayOpt.F$1048576];&quot;=&quot;&amp;[.B23];[ArrayOpt.E$1:ArrayOpt.E$1048576])" office:value-type="float" office:value="28.83575" calcext:value-type="float">
            <text:p>28,8357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AVERAGEIF([HashTestPre.F$1:HashTestPre.F$1048576];&quot;=&quot;&amp;[.B24];[HashTestPre.E$1:HashTestPre.E$1048576])" office:value-type="float" office:value="30" calcext:value-type="float">
            <text:p>30</text:p>
          </table:table-cell>
          <table:table-cell table:formula="of:=AVERAGEIF([ArrayTest.F$1:ArrayTest.F$1048576];&quot;=&quot;&amp;[.B24];[ArrayTest.E$1:ArrayTest.E$1048576])" office:value-type="float" office:value="30" calcext:value-type="float">
            <text:p>30</text:p>
          </table:table-cell>
          <table:table-cell table:formula="of:=AVERAGEIF([HashTestPost.F$1:HashTestPost.F$1048576];&quot;=&quot;&amp;[.B24];[HashTestPost.E$1:HashTestPost.E$1048576])" office:value-type="float" office:value="30" calcext:value-type="float">
            <text:p>30</text:p>
          </table:table-cell>
          <table:table-cell table:formula="of:=AVERAGEIF([ArrayOpt.F$1:ArrayOpt.F$1048576];&quot;=&quot;&amp;[.B24];[ArrayOpt.E$1:ArrayOpt.E$1048576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AVERAGEIF([HashTestPre.F$1:HashTestPre.F$1048576];&quot;=&quot;&amp;[.B25];[HashTestPre.E$1:HashTestPre.E$1048576])" office:value-type="float" office:value="0.0141" calcext:value-type="float">
            <text:p>0,0141</text:p>
          </table:table-cell>
          <table:table-cell table:formula="of:=AVERAGEIF([ArrayTest.F$1:ArrayTest.F$1048576];&quot;=&quot;&amp;[.B25];[ArrayTest.E$1:ArrayTest.E$1048576])" office:value-type="float" office:value="0.3187" calcext:value-type="float">
            <text:p>0,3187</text:p>
          </table:table-cell>
          <table:table-cell table:formula="of:=AVERAGEIF([HashTestPost.F$1:HashTestPost.F$1048576];&quot;=&quot;&amp;[.B25];[HashTestPost.E$1:HashTestPost.E$1048576])" office:value-type="float" office:value="0.0016" calcext:value-type="float">
            <text:p>0,0016</text:p>
          </table:table-cell>
          <table:table-cell table:formula="of:=AVERAGEIF([ArrayOpt.F$1:ArrayOpt.F$1048576];&quot;=&quot;&amp;[.B25];[ArrayOpt.E$1:ArrayOpt.E$1048576])" office:value-type="float" office:value="0.0009" calcext:value-type="float">
            <text:p>0,000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AVERAGEIF([HashTestPre.F$1:HashTestPre.F$1048576];&quot;=&quot;&amp;[.B26];[HashTestPre.E$1:HashTestPre.E$1048576])" office:value-type="float" office:value="30" calcext:value-type="float">
            <text:p>30</text:p>
          </table:table-cell>
          <table:table-cell table:formula="of:=AVERAGEIF([ArrayTest.F$1:ArrayTest.F$1048576];&quot;=&quot;&amp;[.B26];[ArrayTest.E$1:ArrayTest.E$1048576])" office:value-type="float" office:value="30" calcext:value-type="float">
            <text:p>30</text:p>
          </table:table-cell>
          <table:table-cell table:formula="of:=AVERAGEIF([HashTestPost.F$1:HashTestPost.F$1048576];&quot;=&quot;&amp;[.B26];[HashTestPost.E$1:HashTestPost.E$1048576])" office:value-type="float" office:value="30" calcext:value-type="float">
            <text:p>30</text:p>
          </table:table-cell>
          <table:table-cell table:formula="of:=AVERAGEIF([ArrayOpt.F$1:ArrayOpt.F$1048576];&quot;=&quot;&amp;[.B26];[ArrayOpt.E$1:ArrayOpt.E$1048576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AVERAGEIF([HashTestPre.F$1:HashTestPre.F$1048576];&quot;=&quot;&amp;[.B27];[HashTestPre.E$1:HashTestPre.E$1048576])" office:value-type="float" office:value="30" calcext:value-type="float">
            <text:p>30</text:p>
          </table:table-cell>
          <table:table-cell table:formula="of:=AVERAGEIF([ArrayTest.F$1:ArrayTest.F$1048576];&quot;=&quot;&amp;[.B27];[ArrayTest.E$1:ArrayTest.E$1048576])" office:value-type="float" office:value="30" calcext:value-type="float">
            <text:p>30</text:p>
          </table:table-cell>
          <table:table-cell table:formula="of:=AVERAGEIF([HashTestPost.F$1:HashTestPost.F$1048576];&quot;=&quot;&amp;[.B27];[HashTestPost.E$1:HashTestPost.E$1048576])" office:value-type="float" office:value="30" calcext:value-type="float">
            <text:p>30</text:p>
          </table:table-cell>
          <table:table-cell table:formula="of:=AVERAGEIF([ArrayOpt.F$1:ArrayOpt.F$1048576];&quot;=&quot;&amp;[.B27];[ArrayOpt.E$1:ArrayOpt.E$1048576])" office:value-type="float" office:value="30" calcext:value-type="float">
            <text:p>30</text:p>
          </table:table-cell>
        </table:table-row>
      </table:table>
      <table:table table:name="HashTestPre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ubes</text:p>
          </table:table-cell>
          <table:table-cell/>
          <table:table-cell office:value-type="string" calcext:value-type="string">
            <text:p>cube</text:p>
          </table:table-cell>
          <table:table-cell office:value-type="string" calcext:value-type="string">
            <text:p>avg_tim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IF([.F$1:.F$1048576];&quot;=&quot;&amp;[.H2];[.E$1:.E$1048576])" office:value-type="float" office:value="0.0008" calcext:value-type="float">
            <text:p>0,0008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IF([.F$1:.F$1048576];&quot;=&quot;&amp;[.H3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IF([.F$1:.F$1048576];&quot;=&quot;&amp;[.H4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IF([.F$1:.F$1048576];&quot;=&quot;&amp;[.H5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IF([.F$1:.F$1048576];&quot;=&quot;&amp;[.H6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IF([.F$1:.F$1048576];&quot;=&quot;&amp;[.H7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IF([.F$1:.F$1048576];&quot;=&quot;&amp;[.H8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IF([.F$1:.F$1048576];&quot;=&quot;&amp;[.H9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IF([.F$1:.F$1048576];&quot;=&quot;&amp;[.H10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IF([.F$1:.F$1048576];&quot;=&quot;&amp;[.H11];[.E$1:.E$10485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IF([.F$1:.F$1048576];&quot;=&quot;&amp;[.H12];[.E$1:.E$1048576])" office:value-type="float" office:value="0.0002" calcext:value-type="float">
            <text:p>0,0002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13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14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15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16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17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18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19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20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21];[.E$1:.E$10485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IF([.F$1:.F$1048576];&quot;=&quot;&amp;[.H22];[.E$1:.E$1048576])" office:value-type="float" office:value="0.000166666666666667" calcext:value-type="float">
            <text:p>0,000166666666666667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IF([.F$1:.F$1048576];&quot;=&quot;&amp;[.H23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IF([.F$1:.F$1048576];&quot;=&quot;&amp;[.H24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IF([.F$1:.F$1048576];&quot;=&quot;&amp;[.H25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IF([.F$1:.F$1048576];&quot;=&quot;&amp;[.H26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IF([.F$1:.F$1048576];&quot;=&quot;&amp;[.H27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IF([.F$1:.F$1048576];&quot;=&quot;&amp;[.H28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IF([.F$1:.F$1048576];&quot;=&quot;&amp;[.H29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IF([.F$1:.F$1048576];&quot;=&quot;&amp;[.H30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IF([.F$1:.F$1048576];&quot;=&quot;&amp;[.H31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32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33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34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35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36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37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38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39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40];[.E$1:.E$1048576])" office:value-type="string" office:string-value="" calcext:value-type="error">
            <text:p>#DIV/0!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IF([.F$1:.F$1048576];&quot;=&quot;&amp;[.H41];[.E$1:.E$104857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IF([.F$1:.F$1048576];&quot;=&quot;&amp;[.H42];[.E$1:.E$1048576])" office:value-type="float" office:value="0.00002" calcext:value-type="float">
            <text:p>0,0000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IF([.F$1:.F$1048576];&quot;=&quot;&amp;[.H52];[.E$1:.E$1048576])" office:value-type="float" office:value="0.0001" calcext:value-type="float">
            <text:p>0,000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IF([.F$1:.F$1048576];&quot;=&quot;&amp;[.H82];[.E$1:.E$1048576])" office:value-type="float" office:value="0.000266666666666667" calcext:value-type="float">
            <text:p>0,000266666666666667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IF([.F$1:.F$1048576];&quot;=&quot;&amp;[.H102];[.E$1:.E$1048576])" office:value-type="float" office:value="0.00002" calcext:value-type="float">
            <text:p>0,0000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AVERAGEIF([.F$1:.F$1048576];&quot;=&quot;&amp;[.H112];[.E$1:.E$1048576])" office:value-type="float" office:value="0.000242857142857143" calcext:value-type="float">
            <text:p>0,00024285714285714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IF([.F$1:.F$1048576];&quot;=&quot;&amp;[.H122];[.E$1:.E$1048576])" office:value-type="float" office:value="0.00015" calcext:value-type="float">
            <text:p>0,0001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IF([.F$1:.F$1048576];&quot;=&quot;&amp;[.H132];[.E$1:.E$1048576])" office:value-type="float" office:value="0.000175" calcext:value-type="float">
            <text:p>0,00017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IF([.F$1:.F$1048576];&quot;=&quot;&amp;[.H142];[.E$1:.E$1048576])" office:value-type="float" office:value="0.000625" calcext:value-type="float">
            <text:p>0,00062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4" calcext:value-type="float">
            <text:p>0,00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AVERAGEIF([.F$1:.F$1048576];&quot;=&quot;&amp;[.H232];[.E$1:.E$1048576])" office:value-type="float" office:value="0.00153333333333333" calcext:value-type="float">
            <text:p>0,0015333333333333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,00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IF([.F$1:.F$1048576];&quot;=&quot;&amp;[.H252];[.E$1:.E$1048576])" office:value-type="float" office:value="0.00116666666666667" calcext:value-type="float">
            <text:p>0,0011666666666666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,00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,00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,00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AVERAGEIF([.F$1:.F$1048576];&quot;=&quot;&amp;[.H262];[.E$1:.E$1048576])" office:value-type="float" office:value="0.158325" calcext:value-type="float">
            <text:p>0,1583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9" calcext:value-type="float">
            <text:p>0,01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6" calcext:value-type="float">
            <text:p>0,00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,00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9" calcext:value-type="float">
            <text:p>0,00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8" calcext:value-type="float">
            <text:p>0,00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32" calcext:value-type="float">
            <text:p>0,03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IF([.F$1:.F$1048576];&quot;=&quot;&amp;[.H282];[.E$1:.E$1048576])" office:value-type="float" office:value="0.052925" calcext:value-type="float">
            <text:p>0,0529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,08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3" calcext:value-type="float">
            <text:p>0,0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,01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,01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34" calcext:value-type="float">
            <text:p>0,03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94" calcext:value-type="float">
            <text:p>0,09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67" calcext:value-type="float">
            <text:p>0,06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765" calcext:value-type="float">
            <text:p>3,7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IF([.F$1:.F$1048576];&quot;=&quot;&amp;[.H292];[.E$1:.E$1048576])" office:value-type="float" office:value="16.519175" calcext:value-type="float">
            <text:p>16,51917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143" calcext:value-type="float">
            <text:p>2,14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402" calcext:value-type="float">
            <text:p>4,40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81" calcext:value-type="float">
            <text:p>0,08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4" calcext:value-type="float">
            <text:p>0,19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03" calcext:value-type="float">
            <text:p>0,20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86" calcext:value-type="float">
            <text:p>1,8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.308" calcext:value-type="float">
            <text:p>11,30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115" calcext:value-type="float">
            <text:p>1,11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284" calcext:value-type="float">
            <text:p>1,28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,00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,00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,00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,00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AVERAGEIF([.F$1:.F$1048576];&quot;=&quot;&amp;[.H382];[.E$1:.E$1048576])" office:value-type="float" office:value="0.1701" calcext:value-type="float">
            <text:p>0,1701</text:p>
          </table:table-cell>
        </table:table-row>
        <table:table-row table:style-name="ro1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,09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1" calcext:value-type="float">
            <text:p>0,09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table:number-columns-repeated="4" office:value-type="float" office:value="3" calcext:value-type="float">
            <text:p>3</text:p>
          </table:table-cell>
          <table:table-cell office:value-type="float" office:value="1.31" calcext:value-type="float">
            <text:p>1,3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3" calcext:value-type="float">
            <text:p>0,09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35" calcext:value-type="float">
            <text:p>0,03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5" calcext:value-type="float">
            <text:p>0,01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43" calcext:value-type="float">
            <text:p>0,04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,00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37" calcext:value-type="float">
            <text:p>0,63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65" calcext:value-type="float">
            <text:p>0,06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,01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" calcext:value-type="float">
            <text:p>0,01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69" calcext:value-type="float">
            <text:p>0,36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77" calcext:value-type="float">
            <text:p>0,37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45" calcext:value-type="float">
            <text:p>0,14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265" calcext:value-type="float">
            <text:p>0,26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AVERAGEIF([.F$1:.F$1048576];&quot;=&quot;&amp;[.H412];[.E$1:.E$1048576])" office:value-type="float" office:value="28.4732" calcext:value-type="float">
            <text:p>28,473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061" calcext:value-type="float">
            <text:p>4,06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531" calcext:value-type="float">
            <text:p>7,53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172" calcext:value-type="float">
            <text:p>4,17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.621" calcext:value-type="float">
            <text:p>28,62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AVERAGEIF([.F$1:.F$1048576];&quot;=&quot;&amp;[.H442];[.E$1:.E$1048576])" office:value-type="float" office:value="29.4192" calcext:value-type="float">
            <text:p>29,419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.384" calcext:value-type="float">
            <text:p>18,384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,44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,01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34" calcext:value-type="float">
            <text:p>0,13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6" calcext:value-type="float">
            <text:p>0,01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,00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31" calcext:value-type="float">
            <text:p>0,23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75" calcext:value-type="float">
            <text:p>0,07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26" calcext:value-type="float">
            <text:p>0,1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177" calcext:value-type="float">
            <text:p>0,17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52" calcext:value-type="float">
            <text:p>0,35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,37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38" calcext:value-type="float">
            <text:p>0,33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42" calcext:value-type="float">
            <text:p>0,84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36" calcext:value-type="float">
            <text:p>0,03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92" calcext:value-type="float">
            <text:p>0,79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91" calcext:value-type="float">
            <text:p>0,19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83" calcext:value-type="float">
            <text:p>0,08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72" calcext:value-type="float">
            <text:p>0,07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.934" calcext:value-type="float">
            <text:p>28,93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.441" calcext:value-type="float">
            <text:p>11,44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.089" calcext:value-type="float">
            <text:p>19,08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IF([.F$1:.F$1048576];&quot;=&quot;&amp;[.H552];[.E$1:.E$1048576])" office:value-type="float" office:value="26.7279" calcext:value-type="float">
            <text:p>26,7279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.111" calcext:value-type="float">
            <text:p>21,11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.168" calcext:value-type="float">
            <text:p>6,16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AVERAGEIF([.F$1:.F$1048576];&quot;=&quot;&amp;[.H562];[.E$1:.E$1048576])" office:value-type="float" office:value="30" calcext:value-type="float">
            <text:p>30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4" calcext:value-type="float">
            <text:p>0,00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,0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IF([.F$1:.F$1048576];&quot;=&quot;&amp;[.H582];[.E$1:.E$1048576]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IF([.F$1:.F$1048576];&quot;=&quot;&amp;[.H592];[.E$1:.E$1048576]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,05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,06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,00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7" calcext:value-type="float">
            <text:p>0,08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,01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328" calcext:value-type="float">
            <text:p>1,32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9" calcext:value-type="float">
            <text:p>0,0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46" calcext:value-type="float">
            <text:p>0,14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.736" calcext:value-type="float">
            <text:p>20,73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.471" calcext:value-type="float">
            <text:p>25,47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326" calcext:value-type="float">
            <text:p>2,32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675" calcext:value-type="float">
            <text:p>2,67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543" calcext:value-type="float">
            <text:p>1,54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.017" calcext:value-type="float">
            <text:p>12,01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.884" calcext:value-type="float">
            <text:p>16,88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907" calcext:value-type="float">
            <text:p>9,90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262" calcext:value-type="float">
            <text:p>16,26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087" calcext:value-type="float">
            <text:p>6,08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.119" calcext:value-type="float">
            <text:p>26,11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3" calcext:value-type="float">
            <text:p>0,0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,00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,00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,10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AVERAGEIF([.F$1:.F$1048576];&quot;=&quot;&amp;[.H722];[.E$1:.E$1048576])" office:value-type="float" office:value="0.0141" calcext:value-type="float">
            <text:p>0,0141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" calcext:value-type="float">
            <text:p>0,00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,00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23" calcext:value-type="float">
            <text:p>0,02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IF([.F$1:.F$1048576];&quot;=&quot;&amp;[.H732];[.E$1:.E$1048576])" office:value-type="float" office:value="30" calcext:value-type="float">
            <text:p>30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AVERAGEIF([.F$1:.F$1048576];&quot;=&quot;&amp;[.H742];[.E$1:.E$1048576])" office:value-type="float" office:value="30" calcext:value-type="float">
            <text:p>30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</table:table>
      <table:table table:name="ArrayTest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ubes</text:p>
          </table:table-cell>
          <table:table-cell/>
          <table:table-cell office:value-type="string" calcext:value-type="string">
            <text:p>cube</text:p>
          </table:table-cell>
          <table:table-cell office:value-type="string" calcext:value-type="string">
            <text:p>avg_tim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IF([.F$1:.F$1048576];&quot;=&quot;&amp;[.H2];[.E$1:.E$1048576])" office:value-type="float" office:value="0.0021" calcext:value-type="float">
            <text:p>0,002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IF([.F$1:.F$1048576];&quot;=&quot;&amp;[.H3];[.E$1:.E$1048576])" office:value-type="float" office:value="0.000433333333333333" calcext:value-type="float">
            <text:p>0,0004333333333333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IF([.F$1:.F$1048576];&quot;=&quot;&amp;[.H4];[.E$1:.E$1048576])" office:value-type="float" office:value="0.000266666666666667" calcext:value-type="float">
            <text:p>0,0002666666666666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IF([.F$1:.F$1048576];&quot;=&quot;&amp;[.H5];[.E$1:.E$1048576])" office:value-type="float" office:value="0.00016" calcext:value-type="float">
            <text:p>0,0001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IF([.F$1:.F$1048576];&quot;=&quot;&amp;[.H6];[.E$1:.E$1048576])" office:value-type="float" office:value="0.000233333333333333" calcext:value-type="float">
            <text:p>0,0002333333333333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IF([.F$1:.F$1048576];&quot;=&quot;&amp;[.H7];[.E$1:.E$1048576])" office:value-type="float" office:value="0.0003" calcext:value-type="float">
            <text:p>0,000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IF([.F$1:.F$1048576];&quot;=&quot;&amp;[.H8];[.E$1:.E$1048576])" office:value-type="float" office:value="0.0003" calcext:value-type="float">
            <text:p>0,000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AVERAGEIF([.F$1:.F$1048576];&quot;=&quot;&amp;[.H9];[.E$1:.E$1048576])" office:value-type="float" office:value="0.000242857142857143" calcext:value-type="float">
            <text:p>0,00024285714285714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IF([.F$1:.F$1048576];&quot;=&quot;&amp;[.H10];[.E$1:.E$1048576])" office:value-type="float" office:value="0.00005" calcext:value-type="float">
            <text:p>0,0000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IF([.F$1:.F$1048576];&quot;=&quot;&amp;[.H11];[.E$1:.E$1048576])" office:value-type="float" office:value="0.000225" calcext:value-type="float">
            <text:p>0,0002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IF([.F$1:.F$1048576];&quot;=&quot;&amp;[.H12];[.E$1:.E$1048576])" office:value-type="float" office:value="0.00055" calcext:value-type="float">
            <text:p>0,0005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AVERAGEIF([.F$1:.F$1048576];&quot;=&quot;&amp;[.H13];[.E$1:.E$1048576])" office:value-type="float" office:value="0.00136666666666667" calcext:value-type="float">
            <text:p>0,001366666666666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IF([.F$1:.F$1048576];&quot;=&quot;&amp;[.H14];[.E$1:.E$1048576])" office:value-type="float" office:value="0.0007" calcext:value-type="float">
            <text:p>0,000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AVERAGEIF([.F$1:.F$1048576];&quot;=&quot;&amp;[.H15];[.E$1:.E$1048576])" office:value-type="float" office:value="0.026225" calcext:value-type="float">
            <text:p>0,0262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IF([.F$1:.F$1048576];&quot;=&quot;&amp;[.H16];[.E$1:.E$1048576])" office:value-type="float" office:value="0.007075" calcext:value-type="float">
            <text:p>0,0070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IF([.F$1:.F$1048576];&quot;=&quot;&amp;[.H17];[.E$1:.E$1048576])" office:value-type="float" office:value="3.186525" calcext:value-type="float">
            <text:p>3,1865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AVERAGEIF([.F$1:.F$1048576];&quot;=&quot;&amp;[.H18];[.E$1:.E$1048576])" office:value-type="float" office:value="0.0253" calcext:value-type="float">
            <text:p>0,025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AVERAGEIF([.F$1:.F$1048576];&quot;=&quot;&amp;[.H19];[.E$1:.E$1048576])" office:value-type="float" office:value="13.69735" calcext:value-type="float">
            <text:p>13,697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AVERAGEIF([.F$1:.F$1048576];&quot;=&quot;&amp;[.H20];[.E$1:.E$1048576])" office:value-type="float" office:value="29.42685" calcext:value-type="float">
            <text:p>29,4268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IF([.F$1:.F$1048576];&quot;=&quot;&amp;[.H21];[.E$1:.E$1048576])" office:value-type="float" office:value="16.9848" calcext:value-type="float">
            <text:p>16,98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AVERAGEIF([.F$1:.F$1048576];&quot;=&quot;&amp;[.H22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IF([.F$1:.F$1048576];&quot;=&quot;&amp;[.H23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IF([.F$1:.F$1048576];&quot;=&quot;&amp;[.H24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AVERAGEIF([.F$1:.F$1048576];&quot;=&quot;&amp;[.H25];[.E$1:.E$1048576])" office:value-type="float" office:value="0.3187" calcext:value-type="float">
            <text:p>0,31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IF([.F$1:.F$1048576];&quot;=&quot;&amp;[.H26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formula="of:=AVERAGEIF([.F$1:.F$1048576];&quot;=&quot;&amp;[.H27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,00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,00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,00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,0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8" calcext:value-type="float">
            <text:p>0,00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36" calcext:value-type="float">
            <text:p>0,03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,01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45" calcext:value-type="float">
            <text:p>0,04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1" calcext:value-type="float">
            <text:p>0,03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,01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,0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,00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,00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,00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,06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11" calcext:value-type="float">
            <text:p>0,71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7" calcext:value-type="float">
            <text:p>0,12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77" calcext:value-type="float">
            <text:p>2,07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5" calcext:value-type="float">
            <text:p>0,07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339" calcext:value-type="float">
            <text:p>1,33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51" calcext:value-type="float">
            <text:p>0,45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,0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,00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4" calcext:value-type="float">
            <text:p>0,00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,00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7" calcext:value-type="float">
            <text:p>0,06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,00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,00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,00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9" calcext:value-type="float">
            <text:p>0,00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28" calcext:value-type="float">
            <text:p>0,0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" calcext:value-type="float">
            <text:p>0,1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1" calcext:value-type="float">
            <text:p>0,04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3" calcext:value-type="float">
            <text:p>0,03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14" calcext:value-type="float">
            <text:p>0,01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12" calcext:value-type="float">
            <text:p>0,01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4" calcext:value-type="float">
            <text:p>0,03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,04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342" calcext:value-type="float">
            <text:p>3,34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.034" calcext:value-type="float">
            <text:p>12,03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.732" calcext:value-type="float">
            <text:p>15,73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151" calcext:value-type="float">
            <text:p>2,15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159" calcext:value-type="float">
            <text:p>1,15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34" calcext:value-type="float">
            <text:p>0,33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83" calcext:value-type="float">
            <text:p>9,8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821" calcext:value-type="float">
            <text:p>9,82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63" calcext:value-type="float">
            <text:p>0,16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098" calcext:value-type="float">
            <text:p>9,09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673" calcext:value-type="float">
            <text:p>4,67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166" calcext:value-type="float">
            <text:p>7,16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169" calcext:value-type="float">
            <text:p>1,16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151" calcext:value-type="float">
            <text:p>4,15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.266" calcext:value-type="float">
            <text:p>2,26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78" calcext:value-type="float">
            <text:p>0,67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.828" calcext:value-type="float">
            <text:p>11,82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,00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1" calcext:value-type="float">
            <text:p>0,02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1" calcext:value-type="float">
            <text:p>0,01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29" calcext:value-type="float">
            <text:p>0,02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23" calcext:value-type="float">
            <text:p>0,0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23" calcext:value-type="float">
            <text:p>0,0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,03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" calcext:value-type="float">
            <text:p>0,07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51" calcext:value-type="float">
            <text:p>0,05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3" calcext:value-type="float">
            <text:p>0,04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,01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7" calcext:value-type="float">
            <text:p>0,01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.235" calcext:value-type="float">
            <text:p>18,23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,8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768" calcext:value-type="float">
            <text:p>0,76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106" calcext:value-type="float">
            <text:p>1,10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.438" calcext:value-type="float">
            <text:p>5,43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.498" calcext:value-type="float">
            <text:p>5,49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.43" calcext:value-type="float">
            <text:p>17,4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.292" calcext:value-type="float">
            <text:p>10,29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017" calcext:value-type="float">
            <text:p>15,01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.421" calcext:value-type="float">
            <text:p>12,42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.322" calcext:value-type="float">
            <text:p>14,32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07" calcext:value-type="float">
            <text:p>7,20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.82" calcext:value-type="float">
            <text:p>12,8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.769" calcext:value-type="float">
            <text:p>7,76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,00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,0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,00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,02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,00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,0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,00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546" calcext:value-type="float">
            <text:p>4,54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,2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31" calcext:value-type="float">
            <text:p>0,33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202" calcext:value-type="float">
            <text:p>2,20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37" calcext:value-type="float">
            <text:p>0,63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549" calcext:value-type="float">
            <text:p>2,54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852" calcext:value-type="float">
            <text:p>0,85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49" calcext:value-type="float">
            <text:p>0,74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26" calcext:value-type="float">
            <text:p>0,12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.565" calcext:value-type="float">
            <text:p>2,56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64" calcext:value-type="float">
            <text:p>2,86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.013" calcext:value-type="float">
            <text:p>15,01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69" calcext:value-type="float">
            <text:p>1,26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49" calcext:value-type="float">
            <text:p>1,24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4" calcext:value-type="float">
            <text:p>0,39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55" calcext:value-type="float">
            <text:p>0,75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886" calcext:value-type="float">
            <text:p>2,88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286" calcext:value-type="float">
            <text:p>0,28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.274" calcext:value-type="float">
            <text:p>20,27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727" calcext:value-type="float">
            <text:p>9,72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537" calcext:value-type="float">
            <text:p>18,53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39" calcext:value-type="float">
            <text:p>0,03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9" calcext:value-type="float">
            <text:p>0,00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,00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179" calcext:value-type="float">
            <text:p>3,17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</table:table>
      <table:table table:name="HashTestPost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ubes</text:p>
          </table:table-cell>
          <table:table-cell/>
          <table:table-cell office:value-type="string" calcext:value-type="string">
            <text:p>cube</text:p>
          </table:table-cell>
          <table:table-cell office:value-type="string" calcext:value-type="string">
            <text:p>avg_tim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IF([.F$1:.F$1048576];&quot;=&quot;&amp;[.H2];[.E$1:.E$1048576])" office:value-type="float" office:value="0.0018" calcext:value-type="float">
            <text:p>0,0018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IF([.F$1:.F$1048576];&quot;=&quot;&amp;[.H3];[.E$1:.E$1048576])" office:value-type="float" office:value="0.0004" calcext:value-type="float">
            <text:p>0,000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IF([.F$1:.F$1048576];&quot;=&quot;&amp;[.H4];[.E$1:.E$1048576])" office:value-type="float" office:value="0.000466666666666667" calcext:value-type="float">
            <text:p>0,0004666666666666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IF([.F$1:.F$1048576];&quot;=&quot;&amp;[.H5];[.E$1:.E$1048576])" office:value-type="float" office:value="0.0002" calcext:value-type="float">
            <text:p>0,000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IF([.F$1:.F$1048576];&quot;=&quot;&amp;[.H6];[.E$1:.E$1048576])" office:value-type="float" office:value="0.000416666666666667" calcext:value-type="float">
            <text:p>0,0004166666666666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IF([.F$1:.F$1048576];&quot;=&quot;&amp;[.H7];[.E$1:.E$1048576])" office:value-type="float" office:value="0.000366666666666667" calcext:value-type="float">
            <text:p>0,00036666666666666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IF([.F$1:.F$1048576];&quot;=&quot;&amp;[.H8];[.E$1:.E$1048576])" office:value-type="float" office:value="0.00022" calcext:value-type="float">
            <text:p>0,0002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AVERAGEIF([.F$1:.F$1048576];&quot;=&quot;&amp;[.H9];[.E$1:.E$1048576])" office:value-type="float" office:value="0.0004" calcext:value-type="float">
            <text:p>0,000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IF([.F$1:.F$1048576];&quot;=&quot;&amp;[.H10];[.E$1:.E$1048576])" office:value-type="float" office:value="0.0002" calcext:value-type="float">
            <text:p>0,000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IF([.F$1:.F$1048576];&quot;=&quot;&amp;[.H11];[.E$1:.E$1048576])" office:value-type="float" office:value="0.0002" calcext:value-type="float">
            <text:p>0,00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IF([.F$1:.F$1048576];&quot;=&quot;&amp;[.H12];[.E$1:.E$1048576])" office:value-type="float" office:value="0.0007" calcext:value-type="float">
            <text:p>0,000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AVERAGEIF([.F$1:.F$1048576];&quot;=&quot;&amp;[.H13];[.E$1:.E$1048576])" office:value-type="float" office:value="0.001" calcext:value-type="float">
            <text:p>0,0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IF([.F$1:.F$1048576];&quot;=&quot;&amp;[.H14];[.E$1:.E$1048576])" office:value-type="float" office:value="0.000933333333333333" calcext:value-type="float">
            <text:p>0,000933333333333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AVERAGEIF([.F$1:.F$1048576];&quot;=&quot;&amp;[.H15];[.E$1:.E$1048576])" office:value-type="float" office:value="0.046725" calcext:value-type="float">
            <text:p>0,0467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IF([.F$1:.F$1048576];&quot;=&quot;&amp;[.H16];[.E$1:.E$1048576])" office:value-type="float" office:value="0.005575" calcext:value-type="float">
            <text:p>0,0055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IF([.F$1:.F$1048576];&quot;=&quot;&amp;[.H17];[.E$1:.E$1048576])" office:value-type="float" office:value="3.5743" calcext:value-type="float">
            <text:p>3,574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AVERAGEIF([.F$1:.F$1048576];&quot;=&quot;&amp;[.H18];[.E$1:.E$1048576])" office:value-type="float" office:value="0.0215" calcext:value-type="float">
            <text:p>0,02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AVERAGEIF([.F$1:.F$1048576];&quot;=&quot;&amp;[.H19];[.E$1:.E$1048576])" office:value-type="float" office:value="12.3409" calcext:value-type="float">
            <text:p>12,340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AVERAGEIF([.F$1:.F$1048576];&quot;=&quot;&amp;[.H20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IF([.F$1:.F$1048576];&quot;=&quot;&amp;[.H21];[.E$1:.E$1048576])" office:value-type="float" office:value="11.4467" calcext:value-type="float">
            <text:p>11,44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AVERAGEIF([.F$1:.F$1048576];&quot;=&quot;&amp;[.H22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IF([.F$1:.F$1048576];&quot;=&quot;&amp;[.H23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IF([.F$1:.F$1048576];&quot;=&quot;&amp;[.H24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AVERAGEIF([.F$1:.F$1048576];&quot;=&quot;&amp;[.H25];[.E$1:.E$1048576])" office:value-type="float" office:value="0.0016" calcext:value-type="float">
            <text:p>0,00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IF([.F$1:.F$1048576];&quot;=&quot;&amp;[.H26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table:formula="of:=AVERAGEIF([.F$1:.F$1048576];&quot;=&quot;&amp;[.H27];[.E$1:.E$1048576])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,00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,00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7" calcext:value-type="float">
            <text:p>0,00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,00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,00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,00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2" calcext:value-type="float">
            <text:p>0,03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8" calcext:value-type="float">
            <text:p>0,12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6" calcext:value-type="float">
            <text:p>0,00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8" calcext:value-type="float">
            <text:p>0,00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,00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,00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,00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,0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,00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6" calcext:value-type="float">
            <text:p>0,38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91" calcext:value-type="float">
            <text:p>0,29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69" calcext:value-type="float">
            <text:p>0,86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29" calcext:value-type="float">
            <text:p>0,22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8" calcext:value-type="float">
            <text:p>0,05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,1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,17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34" calcext:value-type="float">
            <text:p>0,03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164" calcext:value-type="float">
            <text:p>1,16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,00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,04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6" calcext:value-type="float">
            <text:p>0,02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.006" calcext:value-type="float">
            <text:p>0,00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46" calcext:value-type="float">
            <text:p>0,04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,00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1" calcext:value-type="float">
            <text:p>0,01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39" calcext:value-type="float">
            <text:p>0,039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,01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,30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,01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5" calcext:value-type="float">
            <text:p>0,17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,00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,01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39" calcext:value-type="float">
            <text:p>0,03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,00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32" calcext:value-type="float">
            <text:p>0,03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76" calcext:value-type="float">
            <text:p>0,17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32" calcext:value-type="float">
            <text:p>0,03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976" calcext:value-type="float">
            <text:p>4,97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.792" calcext:value-type="float">
            <text:p>9,79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.993" calcext:value-type="float">
            <text:p>26,99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.368" calcext:value-type="float">
            <text:p>7,36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662" calcext:value-type="float">
            <text:p>3,66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438" calcext:value-type="float">
            <text:p>1,43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,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.563" calcext:value-type="float">
            <text:p>5,56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88" calcext:value-type="float">
            <text:p>0,28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62" calcext:value-type="float">
            <text:p>0,46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.664" calcext:value-type="float">
            <text:p>17,66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975" calcext:value-type="float">
            <text:p>3,97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63" calcext:value-type="float">
            <text:p>0,36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.548" calcext:value-type="float">
            <text:p>10,54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107" calcext:value-type="float">
            <text:p>0,107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,9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.243" calcext:value-type="float">
            <text:p>3,24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,04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,00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34" calcext:value-type="float">
            <text:p>0,03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,00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25" calcext:value-type="float">
            <text:p>0,0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,04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7" calcext:value-type="float">
            <text:p>0,15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4" calcext:value-type="float">
            <text:p>0,02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265" calcext:value-type="float">
            <text:p>0,26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16" calcext:value-type="float">
            <text:p>0,11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,01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.191" calcext:value-type="float">
            <text:p>24,19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.054" calcext:value-type="float">
            <text:p>9,05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261" calcext:value-type="float">
            <text:p>2,26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.292" calcext:value-type="float">
            <text:p>8,29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.399" calcext:value-type="float">
            <text:p>8,39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.602" calcext:value-type="float">
            <text:p>24,60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.512" calcext:value-type="float">
            <text:p>10,51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.665" calcext:value-type="float">
            <text:p>6,66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.889" calcext:value-type="float">
            <text:p>16,88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81" calcext:value-type="float">
            <text:p>0,481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735" calcext:value-type="float">
            <text:p>6,73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.358" calcext:value-type="float">
            <text:p>9,35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.767" calcext:value-type="float">
            <text:p>22,76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.982" calcext:value-type="float">
            <text:p>25,98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044" calcext:value-type="float">
            <text:p>2,04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82" calcext:value-type="float">
            <text:p>0,08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,00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,0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,0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14" calcext:value-type="float">
            <text:p>0,01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,35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,05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402" calcext:value-type="float">
            <text:p>2,40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398" calcext:value-type="float">
            <text:p>3,39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11" calcext:value-type="float">
            <text:p>0,61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9" calcext:value-type="float">
            <text:p>0,07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239" calcext:value-type="float">
            <text:p>6,23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622" calcext:value-type="float">
            <text:p>0,62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148" calcext:value-type="float">
            <text:p>6,14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.1" calcext:value-type="float">
            <text:p>2,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01" calcext:value-type="float">
            <text:p>8,0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219" calcext:value-type="float">
            <text:p>10,21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01" calcext:value-type="float">
            <text:p>1,20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.725" calcext:value-type="float">
            <text:p>10,72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076" calcext:value-type="float">
            <text:p>16,07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11" calcext:value-type="float">
            <text:p>0,21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456" calcext:value-type="float">
            <text:p>0,45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6" calcext:value-type="float">
            <text:p>2,8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39" calcext:value-type="float">
            <text:p>0,13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" calcext:value-type="float">
            <text:p>0,01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32" calcext:value-type="float">
            <text:p>0,03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</table:table>
      <table:table table:name="ArrayOpt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ube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,0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,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7" calcext:value-type="float">
            <text:p>0,0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,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3" calcext:value-type="float">
            <text:p>0,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,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,0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,0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,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,0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64" calcext:value-type="float">
            <text:p>0,0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,0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,0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56" calcext:value-type="float">
            <text:p>0,7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8" calcext:value-type="float">
            <text:p>0,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2" calcext:value-type="float">
            <text:p>0,0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05" calcext:value-type="float">
            <text:p>0,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,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,0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48" calcext:value-type="float">
            <text:p>0,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63" calcext:value-type="float">
            <text:p>0,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225" calcext:value-type="float">
            <text:p>2,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457" calcext:value-type="float">
            <text:p>0,4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,0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4" calcext:value-type="float">
            <text:p>0,0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39" calcext:value-type="float">
            <text:p>0,0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19" calcext:value-type="float">
            <text:p>0,0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,0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,0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63" calcext:value-type="float">
            <text:p>0,0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01" calcext:value-type="float">
            <text:p>0,1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5" calcext:value-type="float">
            <text:p>0,1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37" calcext:value-type="float">
            <text:p>0,0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,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,0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91" calcext:value-type="float">
            <text:p>0,8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612" calcext:value-type="float">
            <text:p>2,6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.789" calcext:value-type="float">
            <text:p>26,7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.229" calcext:value-type="float">
            <text:p>16,2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22" calcext:value-type="float">
            <text:p>0,8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35" calcext:value-type="float">
            <text:p>9,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56" calcext:value-type="float">
            <text:p>0,5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582" calcext:value-type="float">
            <text:p>1,5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273" calcext:value-type="float">
            <text:p>2,2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.602" calcext:value-type="float">
            <text:p>7,6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167" calcext:value-type="float">
            <text:p>5,1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1" calcext:value-type="float">
            <text:p>0,4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7" calcext:value-type="float">
            <text:p>0,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929" calcext:value-type="float">
            <text:p>2,9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7" calcext:value-type="float">
            <text:p>2,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77" calcext:value-type="float">
            <text:p>0,3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148" calcext:value-type="float">
            <text:p>3,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027" calcext:value-type="float">
            <text:p>1,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894" calcext:value-type="float">
            <text:p>8,8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,0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3" calcext:value-type="float">
            <text:p>0,0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,0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3" calcext:value-type="float">
            <text:p>0,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43" calcext:value-type="float">
            <text:p>0,0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,0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47" calcext:value-type="float">
            <text:p>0,1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9" calcext:value-type="float">
            <text:p>0,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4" calcext:value-type="float">
            <text:p>0,0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1" calcext:value-type="float">
            <text:p>0,0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,0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3" calcext:value-type="float">
            <text:p>0,0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24" calcext:value-type="float">
            <text:p>0,0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86" calcext:value-type="float">
            <text:p>3,98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2" calcext:value-type="float">
            <text:p>0,9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.111" calcext:value-type="float">
            <text:p>13,1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3.135" calcext:value-type="float">
            <text:p>13,1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302" calcext:value-type="float">
            <text:p>3,3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.359" calcext:value-type="float">
            <text:p>7,35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969" calcext:value-type="float">
            <text:p>2,9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11" calcext:value-type="float">
            <text:p>0,0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.994" calcext:value-type="float">
            <text:p>5,9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.677" calcext:value-type="float">
            <text:p>2,67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415" calcext:value-type="float">
            <text:p>3,4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394" calcext:value-type="float">
            <text:p>6,3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902" calcext:value-type="float">
            <text:p>13,9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952" calcext:value-type="float">
            <text:p>4,9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.362" calcext:value-type="float">
            <text:p>8,3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.622" calcext:value-type="float">
            <text:p>11,6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.004" calcext:value-type="float">
            <text:p>2,0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133" calcext:value-type="float">
            <text:p>3,1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64" calcext:value-type="float">
            <text:p>4,5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,0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715" calcext:value-type="float">
            <text:p>6,7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,0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,0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,0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78" calcext:value-type="float">
            <text:p>0,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666" calcext:value-type="float">
            <text:p>2,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47" calcext:value-type="float">
            <text:p>0,2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96" calcext:value-type="float">
            <text:p>2,5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187" calcext:value-type="float">
            <text:p>3,1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1" calcext:value-type="float">
            <text:p>0,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04" calcext:value-type="float">
            <text:p>1,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244" calcext:value-type="float">
            <text:p>0,2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.411" calcext:value-type="float">
            <text:p>17,4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34" calcext:value-type="float">
            <text:p>1,3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9" calcext:value-type="float">
            <text:p>1,2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708" calcext:value-type="float">
            <text:p>8,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,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934" calcext:value-type="float">
            <text:p>6,9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.333" calcext:value-type="float">
            <text:p>17,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14" calcext:value-type="float">
            <text:p>0,0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09" calcext:value-type="float">
            <text:p>0,4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449" calcext:value-type="float">
            <text:p>0,4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2" calcext:value-type="float">
            <text:p>0,0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  <table:database-ranges>
        <table:database-range table:name="__Anonymous_Sheet_DB__1" table:target-range-address="HashTestPre.F1:HashTestPre.F75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1:50:31.314875464</meta:creation-date>
    <dc:date>2022-02-25T23:24:06.767805599</dc:date>
    <meta:editing-duration>PT39M38S</meta:editing-duration>
    <meta:editing-cycles>4</meta:editing-cycles>
    <meta:generator>LibreOffice/7.2.5.2.0$Linux_X86_64 LibreOffice_project/20$Build-2</meta:generator>
    <meta:document-statistic meta:table-count="5" meta:cell-count="183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02cm" svg:height="11.476cm" xlink:href=".." xlink:type="simple" chart:class="chart:line" chart:style-name="ch1">
        <chart:title svg:x="8.583cm" svg:y="0.206cm" chart:style-name="ch2">
          <text:p>Time per cubes</text:p>
        </chart:title>
        <chart:subtitle svg:x="8.806cm" svg:y="0.87cm" chart:style-name="ch3">
          <text:p>Lower is better</text:p>
        </chart:subtitle>
        <chart:legend chart:legend-position="end" svg:x="16.862cm" svg:y="4.692cm" style:legend-expansion="high" chart:style-name="ch4"/>
        <chart:plot-area chart:style-name="ch5" table:cell-range-address="Tabelle1.B1:Tabelle1.F27" chart:data-source-has-labels="both" svg:x="2.793cm" svg:y="1.339cm" svg:width="15.695cm" svg:height="10.782cm">
          <chart:coordinate-region svg:x="4.261cm" svg:y="1.538cm" svg:width="14.04cm" svg:height="9.936cm"/>
          <chart:axis chart:dimension="x" chart:name="primary-x" chart:style-name="ch6" chartooo:axis-type="auto">
            <chartooo:date-scale/>
            <chart:title svg:x="9.42cm" svg:y="10.889cm" chart:style-name="ch7">
              <text:p>number of cubes</text:p>
            </chart:title>
            <chart:categories table:cell-range-address="Tabelle1.B2:Tabelle1.B27"/>
          </chart:axis>
          <chart:axis chart:dimension="y" chart:name="primary-y" chart:style-name="ch8">
            <chart:title svg:x="1.825cm" svg:y="7.846cm" chart:style-name="ch9">
              <text:p>time (seconds)</text:p>
            </chart:title>
            <chart:grid chart:style-name="ch10" chart:class="major"/>
          </chart:axis>
          <chart:series chart:style-name="ch11" chart:values-cell-range-address="Tabelle1.C2:Tabelle1.C27" chart:label-cell-address="Tabelle1.C1:Tabelle1.C1" chart:class="chart:line">
            <chart:data-point chart:repeated="26"/>
          </chart:series>
          <chart:series chart:style-name="ch12" chart:values-cell-range-address="Tabelle1.D2:Tabelle1.D27" chart:label-cell-address="Tabelle1.D1:Tabelle1.D1" chart:class="chart:line">
            <chart:data-point chart:repeated="26"/>
          </chart:series>
          <chart:series chart:style-name="ch13" chart:values-cell-range-address="Tabelle1.E2:Tabelle1.E27" chart:label-cell-address="Tabelle1.E1:Tabelle1.E1" chart:class="chart:line">
            <chart:data-point chart:repeated="26"/>
          </chart:series>
          <chart:series chart:style-name="ch14" chart:values-cell-range-address="Tabelle1.F2:Tabelle1.F27" chart:label-cell-address="Tabelle1.F1:Tabelle1.F1" chart:class="chart:line"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TestPre</text:p>
                <draw:g>
                  <svg:desc>Tabelle1.C1:Tabelle1.C1</svg:desc>
                </draw:g>
              </table:table-cell>
              <table:table-cell office:value-type="string">
                <text:p>ArrayTest</text:p>
                <draw:g>
                  <svg:desc>Tabelle1.D1:Tabelle1.D1</svg:desc>
                </draw:g>
              </table:table-cell>
              <table:table-cell office:value-type="string">
                <text:p>HashTestPost</text:p>
                <draw:g>
                  <svg:desc>Tabelle1.E1:Tabelle1.E1</svg:desc>
                </draw:g>
              </table:table-cell>
              <table:table-cell office:value-type="string">
                <text:p>ArrayOpt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abelle1.B2:Tabelle1.B27</svg:desc>
                </draw:g>
              </table:table-cell>
              <table:table-cell office:value-type="float" office:value="0.0008">
                <text:p>0.0008</text:p>
                <draw:g>
                  <svg:desc>Tabelle1.C2:Tabelle1.C27</svg:desc>
                </draw:g>
              </table:table-cell>
              <table:table-cell office:value-type="float" office:value="0.0021">
                <text:p>0.0021</text:p>
                <draw:g>
                  <svg:desc>Tabelle1.D2:Tabelle1.D27</svg:desc>
                </draw:g>
              </table:table-cell>
              <table:table-cell office:value-type="float" office:value="0.0018">
                <text:p>0.0018</text:p>
                <draw:g>
                  <svg:desc>Tabelle1.E2:Tabelle1.E27</svg:desc>
                </draw:g>
              </table:table-cell>
              <table:table-cell office:value-type="float" office:value="0.0019">
                <text:p>0.0019</text:p>
                <draw:g>
                  <svg:desc>Tabelle1.F2:Tabelle1.F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0433333333333333">
                <text:p>0.000433333333333333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66666666666667">
                <text:p>0.000166666666666667</text:p>
              </table:table-cell>
              <table:table-cell office:value-type="float" office:value="0.000266666666666667">
                <text:p>0.000266666666666667</text:p>
              </table:table-cell>
              <table:table-cell office:value-type="float" office:value="0.000466666666666667">
                <text:p>0.000466666666666667</text:p>
              </table:table-cell>
              <table:table-cell office:value-type="float" office:value="0.000266666666666667">
                <text:p>0.000266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2">
                <text:p>0.00002</text:p>
              </table:table-cell>
              <table:table-cell office:value-type="float" office:value="0.00016">
                <text:p>0.00016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0.000233333333333333">
                <text:p>0.000233333333333333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0.000283333333333333">
                <text:p>0.000283333333333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266666666666667">
                <text:p>0.000266666666666667</text:p>
              </table:table-cell>
              <table:table-cell office:value-type="float" office:value="0.0003">
                <text:p>0.0003</text:p>
              </table:table-cell>
              <table:table-cell office:value-type="float" office:value="0.000366666666666667">
                <text:p>0.00036666666666666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2">
                <text:p>0.0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242857142857143">
                <text:p>0.000242857142857143</text:p>
              </table:table-cell>
              <table:table-cell office:value-type="float" office:value="0.000242857142857143">
                <text:p>0.000242857142857143</text:p>
              </table:table-cell>
              <table:table-cell office:value-type="float" office:value="0.0004">
                <text:p>0.0004</text:p>
              </table:table-cell>
              <table:table-cell office:value-type="float" office:value="0.000328571428571429">
                <text:p>0.0003285714285714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15">
                <text:p>0.00015</text:p>
              </table:table-cell>
              <table:table-cell office:value-type="float" office:value="0.00005">
                <text:p>0.00005</text:p>
              </table:table-cell>
              <table:table-cell office:value-type="float" office:value="0.0002">
                <text:p>0.000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2">
                <text:p>0.0002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55">
                <text:p>0.00055</text:p>
              </table:table-cell>
              <table:table-cell office:value-type="float" office:value="0.0007">
                <text:p>0.0007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153333333333333">
                <text:p>0.00153333333333333</text:p>
              </table:table-cell>
              <table:table-cell office:value-type="float" office:value="0.00136666666666667">
                <text:p>0.00136666666666667</text:p>
              </table:table-cell>
              <table:table-cell office:value-type="float" office:value="0.001">
                <text:p>0.001</text:p>
              </table:table-cell>
              <table:table-cell office:value-type="float" office:value="0.000733333333333333">
                <text:p>0.000733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16666666666667">
                <text:p>0.00116666666666667</text:p>
              </table:table-cell>
              <table:table-cell office:value-type="float" office:value="0.0007">
                <text:p>0.0007</text:p>
              </table:table-cell>
              <table:table-cell office:value-type="float" office:value="0.000933333333333333">
                <text:p>0.000933333333333333</text:p>
              </table:table-cell>
              <table:table-cell office:value-type="float" office:value="0.000833333333333333">
                <text:p>0.000833333333333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58325">
                <text:p>0.158325</text:p>
              </table:table-cell>
              <table:table-cell office:value-type="float" office:value="0.026225">
                <text:p>0.026225</text:p>
              </table:table-cell>
              <table:table-cell office:value-type="float" office:value="0.046725">
                <text:p>0.046725</text:p>
              </table:table-cell>
              <table:table-cell office:value-type="float" office:value="0.02725">
                <text:p>0.027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2925">
                <text:p>0.052925</text:p>
              </table:table-cell>
              <table:table-cell office:value-type="float" office:value="0.007075">
                <text:p>0.007075</text:p>
              </table:table-cell>
              <table:table-cell office:value-type="float" office:value="0.005575">
                <text:p>0.005575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519175">
                <text:p>16.519175</text:p>
              </table:table-cell>
              <table:table-cell office:value-type="float" office:value="3.186525">
                <text:p>3.186525</text:p>
              </table:table-cell>
              <table:table-cell office:value-type="float" office:value="3.5743">
                <text:p>3.5743</text:p>
              </table:table-cell>
              <table:table-cell office:value-type="float" office:value="3.143525">
                <text:p>3.1435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701">
                <text:p>0.1701</text:p>
              </table:table-cell>
              <table:table-cell office:value-type="float" office:value="0.0253">
                <text:p>0.0253</text:p>
              </table:table-cell>
              <table:table-cell office:value-type="float" office:value="0.0215">
                <text:p>0.0215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8.4732">
                <text:p>28.4732</text:p>
              </table:table-cell>
              <table:table-cell office:value-type="float" office:value="13.69735">
                <text:p>13.69735</text:p>
              </table:table-cell>
              <table:table-cell office:value-type="float" office:value="12.3409">
                <text:p>12.3409</text:p>
              </table:table-cell>
              <table:table-cell office:value-type="float" office:value="6.1091">
                <text:p>6.10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9.4192">
                <text:p>29.4192</text:p>
              </table:table-cell>
              <table:table-cell office:value-type="float" office:value="29.42685">
                <text:p>29.4268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.7279">
                <text:p>26.7279</text:p>
              </table:table-cell>
              <table:table-cell office:value-type="float" office:value="16.9848">
                <text:p>16.9848</text:p>
              </table:table-cell>
              <table:table-cell office:value-type="float" office:value="11.4467">
                <text:p>11.4467</text:p>
              </table:table-cell>
              <table:table-cell office:value-type="float" office:value="8.8348">
                <text:p>8.834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83575">
                <text:p>28.835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41">
                <text:p>0.0141</text:p>
              </table:table-cell>
              <table:table-cell office:value-type="float" office:value="0.3187">
                <text:p>0.3187</text:p>
              </table:table-cell>
              <table:table-cell office:value-type="float" office:value="0.0016">
                <text:p>0.0016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